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 draw:shadow-offset-x="-0.1cm" draw:shadow-offset-y="0.1cm" draw:shadow-color="#c0c0c0" draw:shadow-opacity="55%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en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4" draw:id="id4" draw:layer="layout" svg:width="4.5cm" svg:height="1.5cm" svg:x="8.545cm" svg:y="1.1cm">
          <text:p text:style-name="P1">Start</text:p>
          <draw:enhanced-geometry svg:viewBox="0 0 21600 21600" draw:path-stretchpoint-x="10800" draw:path-stretchpoint-y="10800" draw:text-areas="?f3 ?f4 ?f5 ?f6" draw:type="round-rectangle" draw:modifiers="9943.77081945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7.295cm" svg:height="3.5cm" svg:x="7.148cm" svg:y="7.4cm">
          <text:p text:style-name="P1">Compare the book vector with left <text:span text:style-name="T1">M — 1</text:span> book vectors using <text:span text:style-name="T2">cosine distan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cm" svg:height="3cm" svg:x="7.795cm" svg:y="3.5cm">
          <text:p text:style-name="P1">Select a book vector from <text:span text:style-name="T1">M</text:span> vector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" draw:id="id1" draw:layer="layout" svg:width="8cm" svg:height="4cm" svg:x="6.795cm" svg:y="20.5cm">
          <text:p text:style-name="P1">All vectors proce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4.5cm" svg:height="1.5cm" svg:x="8.545cm" svg:y="24.9cm">
          <text:p text:style-name="P1">Stop</text:p>
          <draw:enhanced-geometry svg:viewBox="0 0 21600 21600" draw:path-stretchpoint-x="10800" draw:path-stretchpoint-y="10800" draw:text-areas="?f3 ?f4 ?f5 ?f6" draw:type="round-rectangle" draw:modifiers="9943.77081945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line-skew="-3.294cm" svg:x1="6.795cm" svg:y1="22.5cm" svg:x2="8.545cm" svg:y2="5cm" draw:start-shape="id1" draw:end-shape="id2" draw:end-glue-point="9" svg:d="m6795 22500h-3795v-17500h5545">
          <text:p/>
        </draw:connector>
        <draw:frame draw:style-name="gr4" draw:layer="layout" svg:width="1.455cm" svg:height="0.962cm" svg:x="4cm" svg:y="21.6cm">
          <draw:text-box>
            <text:p>NO</text:p>
          </draw:text-box>
        </draw:frame>
        <draw:connector draw:style-name="gr3" draw:text-style-name="P1" draw:layer="layout" draw:line-skew="2.203cm" svg:x1="14.795cm" svg:y1="22.5cm" svg:x2="13.045cm" svg:y2="25.65cm" draw:start-shape="id1" draw:start-glue-point="7" draw:end-shape="id3" draw:end-glue-point="1" svg:d="m14795 22500h2705v3150h-4455">
          <text:p/>
        </draw:connector>
        <draw:frame draw:style-name="gr4" draw:layer="layout" svg:width="1.772cm" svg:height="0.962cm" svg:x="15.628cm" svg:y="21.638cm">
          <draw:text-box>
            <text:p>YES</text:p>
          </draw:text-box>
        </draw:frame>
        <draw:connector draw:style-name="gr5" draw:text-style-name="P1" draw:layer="layout" draw:type="line" svg:x1="10.795cm" svg:y1="2.6cm" svg:x2="10.795cm" svg:y2="3.5cm" draw:start-shape="id4" draw:start-glue-point="2" draw:end-shape="id2" draw:end-glue-point="5" svg:d="m10795 2600v900">
          <text:p/>
        </draw:connector>
        <draw:connector draw:style-name="gr5" draw:text-style-name="P1" draw:layer="layout" draw:type="line" svg:x1="10.795cm" svg:y1="6.5cm" svg:x2="10.795cm" svg:y2="7.4cm" draw:start-shape="id2" draw:start-glue-point="8" draw:end-shape="id5" draw:end-glue-point="0" svg:d="m10795 6500v900">
          <text:p/>
        </draw:connector>
        <draw:custom-shape draw:style-name="gr6" draw:text-style-name="P1" xml:id="id6" draw:id="id6" draw:layer="layout" svg:width="9.5cm" svg:height="5.5cm" svg:x="6.045cm" svg:y="11.7cm">
          <text:p text:style-name="P1">Is </text:p>
          <text:p text:style-name="P1"><text:span text:style-name="T3">1 — (</text:span><text:span text:style-name="T4">cosine distance</text:span><text:span text:style-name="T3">)</text:span></text:p>
          <text:p text:style-name="P1"><text:s text:c="2"/>lower than defined</text:p>
          <text:p text:style-name="P1"><text:s/>threshol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455cm" svg:height="0.962cm" svg:x="4cm" svg:y="13.5cm">
          <draw:text-box>
            <text:p>NO</text:p>
          </draw:text-box>
        </draw:frame>
        <draw:frame draw:style-name="gr4" draw:layer="layout" svg:width="1.772cm" svg:height="0.962cm" svg:x="15.628cm" svg:y="13.538cm">
          <draw:text-box>
            <text:p>YES</text:p>
          </draw:text-box>
        </draw:frame>
        <draw:custom-shape draw:style-name="gr2" draw:text-style-name="P1" xml:id="id7" draw:id="id7" draw:layer="layout" svg:width="6.09cm" svg:height="3cm" svg:x="14.5cm" svg:y="17cm">
          <text:p text:style-name="P1">Mark books, corresponding to vectors as simila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1.544cm -0.351cm" svg:x1="6.045cm" svg:y1="14.45cm" svg:x2="10.795cm" svg:y2="20.5cm" draw:start-shape="id6" draw:start-glue-point="5" draw:end-shape="id1" draw:end-glue-point="4" svg:d="m6045 14450h-2045v4050h6795v2000">
          <text:p/>
        </draw:connector>
        <draw:connector draw:style-name="gr3" draw:text-style-name="P1" draw:layer="layout" svg:x1="15.545cm" svg:y1="14.45cm" svg:x2="17.545cm" svg:y2="17cm" draw:start-shape="id6" draw:end-shape="id7" svg:d="m15545 14450h2000v2550">
          <text:p/>
        </draw:connector>
        <draw:connector draw:style-name="gr5" draw:text-style-name="P1" draw:layer="layout" draw:type="line" svg:x1="10.795cm" svg:y1="10.9cm" svg:x2="10.795cm" svg:y2="11.7cm" draw:start-shape="id5" draw:start-glue-point="2" draw:end-shape="id6" draw:end-glue-point="4" svg:d="m10795 10900v800">
          <text:p/>
        </draw:connector>
        <draw:connector draw:style-name="gr5" draw:text-style-name="P1" draw:layer="layout" svg:x1="14.5cm" svg:y1="18.5cm" svg:x2="10.795cm" svg:y2="20.5cm" draw:start-shape="id7" draw:start-glue-point="3" draw:end-shape="id1" draw:end-glue-point="4" svg:d="m14500 18500h-3705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</meta:initial-creator>
    <meta:creation-date>2011-05-22T20:42:22</meta:creation-date>
    <dc:date>2011-05-22T23:21:54</dc:date>
    <dc:creator>Vladimir </dc:creator>
    <meta:editing-duration>PT6M32S</meta:editing-duration>
    <meta:editing-cycles>4</meta:editing-cycles>
    <meta:generator>LibreOffice/3.3$Unix LibreOffice_project/330m19$Build-202</meta:generator>
    <meta:document-statistic meta:object-count="19"/>
  </office:meta>
</office:document-meta>
</file>